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paragraph-rsid="0016cbe1"/>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9">
      <style:paragraph-properties fo:margin-top="0cm" fo:margin-bottom="0cm" style:contextual-spacing="false"/>
    </style:style>
    <style:style style:name="P16" style:family="paragraph" style:parent-style-name="Text_20_body" style:list-style-name="L10">
      <style:text-properties officeooo:paragraph-rsid="0016cbe1"/>
    </style:style>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style style:name="P25" style:family="paragraph" style:parent-style-name="Text_20_body" style:list-style-name="L17">
      <style:paragraph-properties fo:margin-top="0cm" fo:margin-bottom="0cm" style:contextual-spacing="false"/>
    </style:style>
    <style:style style:name="P26" style:family="paragraph" style:parent-style-name="Text_20_body">
      <style:text-properties officeooo:paragraph-rsid="0016cbe1"/>
    </style:style>
    <style:style style:name="P27" style:family="paragraph" style:parent-style-name="Text_20_body" style:list-style-name="L18"/>
    <style:style style:name="P28" style:family="paragraph" style:parent-style-name="Text_20_body" style:list-style-name="L18">
      <style:paragraph-properties fo:margin-top="0cm" fo:margin-bottom="0cm" style:contextual-spacing="false"/>
    </style:style>
    <style:style style:name="P29" style:family="paragraph" style:parent-style-name="Text_20_body" style:list-style-name="L19"/>
    <style:style style:name="P30" style:family="paragraph" style:parent-style-name="Text_20_body" style:list-style-name="L19">
      <style:paragraph-properties fo:margin-top="0cm" fo:margin-bottom="0cm" style:contextual-spacing="false"/>
    </style:style>
    <style:style style:name="P31" style:family="paragraph" style:parent-style-name="Text_20_body" style:list-style-name="L19">
      <style:text-properties officeooo:paragraph-rsid="0016cbe1"/>
    </style:style>
    <style:style style:name="P32" style:family="paragraph" style:parent-style-name="Text_20_body" style:list-style-name="L20"/>
    <style:style style:name="P33" style:family="paragraph" style:parent-style-name="Text_20_body" style:list-style-name="L20">
      <style:paragraph-properties fo:margin-top="0cm" fo:margin-bottom="0cm" style:contextual-spacing="false"/>
    </style:style>
    <style:style style:name="T1" style:family="text">
      <style:text-properties officeooo:rsid="0016cbe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prehensive Analysis of PCI-DSS Requirement 10: <text:span text:style-name="Strong_20_Emphasis">Monitor Networks</text:span></text:h>
      <text:p text:style-name="Text_20_body"><text:span text:style-name="Strong_20_Emphasis">Purpose</text:span>: PCI-DSS Requirement 10 focuses on <text:span text:style-name="Strong_20_Emphasis">logging</text:span>, <text:span text:style-name="Strong_20_Emphasis">tracking</text:span>, and <text:span text:style-name="Strong_20_Emphasis">monitoring</text:span> all access to network resources and <text:span text:style-name="Strong_20_Emphasis">Cardholder Data (CHD)</text:span>. The goal is to ensure that any access or action involving CHD is logged, that these logs are reviewed frequently, and that the logs are secured from tampering or unauthorized access.</text:p>
      <text:p text:style-name="Horizontal_20_Line"/>
      <text:h text:style-name="Heading_20_3" text:outline-level="3"><text:span text:style-name="Strong_20_Emphasis">Key Sub-Requirements of Requirement 10</text:span></text:h>
      <text:h text:style-name="Heading_20_4" text:outline-level="4"><text:span text:style-name="Strong_20_Emphasis">1. Implement Audit Trails (10.1)</text:span></text:h>
      <text:list text:style-name="L1">
        <text:list-item>
          <text:p text:style-name="P2"><text:span text:style-name="Strong_20_Emphasis">Description</text:span>: All actions related to CHD and network resources must be logged. The logs must cover all systems and be able to identify specific users and their actions.</text:p>
          <text:p text:style-name="P2"><text:span text:style-name="Strong_20_Emphasis">Action Steps</text:span>:</text:p>
          <text:list>
            <text:list-item>
              <text:p text:style-name="P3">Ensure that all systems, particularly those that handle CHD, have logging enabled.</text:p>
            </text:list-item>
            <text:list-item>
              <text:p text:style-name="P2">Logs must capture the actions of individual users, especially privileged users (e.g., administrators).</text:p>
            </text:list-item>
          </text:list>
          <text:p text:style-name="P2"><text:span text:style-name="Strong_20_Emphasis">Example</text:span>:</text:p>
          <text:list text:continue-numbering="true">
            <text:list-item>
              <text:p text:style-name="P2">If a system administrator accesses a server containing CHD, their actions (such as login, file access, and modifications) should be logged and traceable.</text:p>
            </text:list-item>
          </text:list>
          <text:p text:style-name="P2"><text:span text:style-name="Strong_20_Emphasis">Tools to Use</text:span>:</text:p>
          <text:list text:continue-numbering="true">
            <text:list-item>
              <text:p text:style-name="P2">Use <text:span text:style-name="Strong_20_Emphasis">Splunk</text:span>, <text:span text:style-name="Strong_20_Emphasis">Graylog</text:span>, or similar log management tools to centralize and manage audit trails.</text:p>
            </text:list-item>
          </text:list>
        </text:list-item>
      </text:list>
      <text:p text:style-name="Horizontal_20_Line"/>
      <text:h text:style-name="Heading_20_4" text:outline-level="4"><text:span text:style-name="Strong_20_Emphasis">2. Log Specific Events (10.2)</text:span></text:h>
      <text:list text:style-name="L2">
        <text:list-item>
          <text:p text:style-name="P4"><text:span text:style-name="Strong_20_Emphasis">Description</text:span>: Specific events must be logged, particularly those that involve access to CHD, changes to logging mechanisms, or any administrative actions.</text:p>
          <text:p text:style-name="P4"><text:span text:style-name="Strong_20_Emphasis">Action Steps</text:span>:</text:p>
          <text:list>
            <text:list-item>
              <text:p text:style-name="P4">Log all access to CHD, changes to user accounts, and any unsuccessful operations (e.g., failed logins or unauthorized access attempts).</text:p>
            </text:list-item>
          </text:list>
          <text:p text:style-name="P4"><text:span text:style-name="Strong_20_Emphasis">Example</text:span>:</text:p>
          <text:list text:continue-numbering="true">
            <text:list-item>
              <text:p text:style-name="P4">If a user attempts to access a protected resource without sufficient permissions, the event must be logged as an unsuccessful operation.</text:p>
            </text:list-item>
          </text:list>
          <text:p text:style-name="P4"><text:span text:style-name="Strong_20_Emphasis">Tools to Use</text:span>:</text:p>
          <text:list text:continue-numbering="true">
            <text:list-item>
              <text:p text:style-name="P4">Use logging frameworks within applications (e.g., Laravel’s logging functionality) to track such events.</text:p>
            </text:list-item>
          </text:list>
        </text:list-item>
      </text:list>
      <text:p text:style-name="Horizontal_20_Line"/>
      <text:h text:style-name="Heading_20_4" text:outline-level="4"><text:soft-page-break/><text:span text:style-name="Strong_20_Emphasis">3. Log Specific Data (10.3)</text:span></text:h>
      <text:list text:style-name="L3">
        <text:list-item>
          <text:p text:style-name="P5"><text:span text:style-name="Strong_20_Emphasis">Description</text:span>: Logs must contain specific data points, including:</text:p>
          <text:list>
            <text:list-item>
              <text:p text:style-name="P6">User ID</text:p>
            </text:list-item>
            <text:list-item>
              <text:p text:style-name="P6">Type of event (e.g., successful login, failed login, access to CHD)</text:p>
            </text:list-item>
            <text:list-item>
              <text:p text:style-name="P6">Date and time of the event</text:p>
            </text:list-item>
            <text:list-item>
              <text:p text:style-name="P6">Success or failure of the operation</text:p>
            </text:list-item>
            <text:list-item>
              <text:p text:style-name="P6">Source of the event (e.g., IP address or system ID)</text:p>
            </text:list-item>
            <text:list-item>
              <text:p text:style-name="P5">The affected resource (e.g., the file or server accessed)</text:p>
            </text:list-item>
          </text:list>
          <text:p text:style-name="P5"><text:span text:style-name="Strong_20_Emphasis">Example</text:span>:</text:p>
          <text:list text:continue-numbering="true">
            <text:list-item>
              <text:p text:style-name="P5">For a Laravel API, logs should capture the user ID accessing the API, the time of access, and the result (success or failure) of the access attempt.</text:p>
            </text:list-item>
          </text:list>
        </text:list-item>
      </text:list>
      <text:p text:style-name="Horizontal_20_Line"/>
      <text:h text:style-name="Heading_20_4" text:outline-level="4"><text:span text:style-name="Strong_20_Emphasis">4. Synchronize Critical System Clocks (10.4)</text:span></text:h>
      <text:list text:style-name="L4">
        <text:list-item>
          <text:p text:style-name="P7"><text:span text:style-name="Strong_20_Emphasis">Description</text:span>: All critical system clocks must be synchronized to ensure that logs from different systems can be accurately correlated.</text:p>
          <text:p text:style-name="P7"><text:span text:style-name="Strong_20_Emphasis">Action Steps</text:span>:</text:p>
          <text:list>
            <text:list-item>
              <text:p text:style-name="P7">Use <text:span text:style-name="Strong_20_Emphasis">NTP (Network Time Protocol)</text:span> to synchronize clocks across all systems handling CHD and logs.</text:p>
            </text:list-item>
          </text:list>
          <text:p text:style-name="P7"><text:span text:style-name="Strong_20_Emphasis">Example</text:span>:</text:p>
          <text:list text:continue-numbering="true">
            <text:list-item>
              <text:p text:style-name="P7">If an attack spans multiple servers, synchronized logs will allow for accurate tracking of events across systems.</text:p>
            </text:list-item>
          </text:list>
          <text:p text:style-name="P7"><text:span text:style-name="Strong_20_Emphasis">Tools to Use</text:span>:</text:p>
          <text:list text:continue-numbering="true">
            <text:list-item>
              <text:p text:style-name="P7">Implement <text:span text:style-name="Strong_20_Emphasis">NTP</text:span> for time synchronization across all servers.</text:p>
            </text:list-item>
          </text:list>
        </text:list-item>
      </text:list>
      <text:p text:style-name="Horizontal_20_Line"/>
      <text:h text:style-name="Heading_20_4" text:outline-level="4"><text:span text:style-name="Strong_20_Emphasis">5. Prevent Alteration of Audit Trails (10.5)</text:span></text:h>
      <text:list text:style-name="L5">
        <text:list-item>
          <text:p text:style-name="P8"><text:span text:style-name="Strong_20_Emphasis">Description</text:span>: Logs must be secured to prevent unauthorized tampering or alteration. This includes implementing <text:span text:style-name="Strong_20_Emphasis">File Integrity Monitoring (FIM)</text:span> to ensure that logs remain unchanged unless authorized.</text:p>
          <text:p text:style-name="P8"><text:span text:style-name="Strong_20_Emphasis">Action Steps</text:span>:</text:p>
          <text:list>
            <text:list-item>
              <text:p text:style-name="P9">Ensure that logs are backed up and protected against modification.</text:p>
            </text:list-item>
            <text:list-item>
              <text:p text:style-name="P8">Implement FIM to detect any unauthorized changes to the logs.</text:p>
            </text:list-item>
          </text:list>
          <text:p text:style-name="P8"><text:span text:style-name="Strong_20_Emphasis">Example</text:span>:</text:p>
          <text:list text:continue-numbering="true">
            <text:list-item>
              <text:p text:style-name="P8">Use <text:span text:style-name="Strong_20_Emphasis">Tripwire</text:span> or similar FIM solutions to monitor changes to log files.</text:p>
            </text:list-item>
          </text:list>
        </text:list-item>
      </text:list>
      <text:p text:style-name="Horizontal_20_Line"/>
      <text:h text:style-name="Heading_20_4" text:outline-level="4"><text:soft-page-break/><text:span text:style-name="Strong_20_Emphasis">6. Review Logs Frequently (10.6)</text:span></text:h>
      <text:list text:style-name="L6">
        <text:list-item>
          <text:p text:style-name="P10"><text:span text:style-name="Strong_20_Emphasis">Description</text:span>: Logs must be reviewed frequently to detect any suspicious activity or potential security incidents. Logs involving CHD must be reviewed daily.</text:p>
          <text:p text:style-name="P10"><text:span text:style-name="Strong_20_Emphasis">Action Steps</text:span>:</text:p>
          <text:list>
            <text:list-item>
              <text:p text:style-name="P10">Establish a process to review CHD-related logs daily, and other logs periodically based on their importance.</text:p>
            </text:list-item>
          </text:list>
          <text:p text:style-name="P10"><text:span text:style-name="Strong_20_Emphasis">Example</text:span>:</text:p>
          <text:list text:continue-numbering="true">
            <text:list-item>
              <text:p text:style-name="P10">If an anomaly is detected in the logs (e.g., an unusual number of failed login attempts), the security team should investigate immediately.</text:p>
            </text:list-item>
          </text:list>
          <text:p text:style-name="P10"><text:span text:style-name="Strong_20_Emphasis">Tools to Use</text:span>:</text:p>
          <text:list text:continue-numbering="true">
            <text:list-item>
              <text:p text:style-name="P10"><text:span text:style-name="Strong_20_Emphasis">SIEM (Security Information and Event Management)</text:span> tools like <text:span text:style-name="Strong_20_Emphasis">Splunk</text:span>, <text:span text:style-name="Strong_20_Emphasis">QRadar</text:span>, or <text:span text:style-name="Strong_20_Emphasis">LogRhythm</text:span> can automate log reviews and generate alerts for unusual activity.</text:p>
            </text:list-item>
          </text:list>
        </text:list-item>
      </text:list>
      <text:p text:style-name="Horizontal_20_Line"/>
      <text:h text:style-name="Heading_20_4" text:outline-level="4"><text:span text:style-name="Strong_20_Emphasis">7. Retain Audit Trails for 1 Year (10.7)</text:span></text:h>
      <text:list text:style-name="L7">
        <text:list-item>
          <text:p text:style-name="P11"><text:span text:style-name="Strong_20_Emphasis">Description</text:span>: Logs must be retained for at least one year, with the most recent three months readily accessible for review.</text:p>
          <text:p text:style-name="P11"><text:span text:style-name="Strong_20_Emphasis">Action Steps</text:span>:</text:p>
          <text:list>
            <text:list-item>
              <text:p text:style-name="P12">Ensure logs are archived for at least one year.</text:p>
            </text:list-item>
            <text:list-item>
              <text:p text:style-name="P11">Implement a process to keep the most recent three months of logs easily accessible for immediate review.</text:p>
            </text:list-item>
          </text:list>
          <text:p text:style-name="P11"><text:span text:style-name="Strong_20_Emphasis">Example</text:span>:</text:p>
          <text:list text:continue-numbering="true">
            <text:list-item>
              <text:p text:style-name="P11">Retain logs from a database storing CHD for one year, ensuring that any incidents that occur within that timeframe can be investigated.</text:p>
            </text:list-item>
          </text:list>
        </text:list-item>
      </text:list>
      <text:p text:style-name="Horizontal_20_Line"/>
      <text:h text:style-name="Heading_20_4" text:outline-level="4"><text:span text:style-name="Strong_20_Emphasis">8. Detect and Report Failures Timely (10.8)</text:span></text:h>
      <text:list text:style-name="L8">
        <text:list-item>
          <text:p text:style-name="P13"><text:span text:style-name="Strong_20_Emphasis">Description</text:span>: Service providers must ensure that failures in security systems (e.g., firewalls, IDS/IPS, anti-virus) are detected and reported in a timely manner to prevent extended exposure to vulnerabilities.</text:p>
          <text:p text:style-name="P13"><text:span text:style-name="Strong_20_Emphasis">Action Steps</text:span>:</text:p>
          <text:list>
            <text:list-item>
              <text:p text:style-name="P13">Implement monitoring systems to detect failures in security components and report them immediately to the relevant personnel.</text:p>
            </text:list-item>
          </text:list>
          <text:p text:style-name="P13"><text:span text:style-name="Strong_20_Emphasis">Example</text:span>:</text:p>
          <text:list text:continue-numbering="true">
            <text:list-item>
              <text:p text:style-name="P13">If a firewall fails, an alert should be generated and sent to the security team for immediate investigation and resolution.</text:p>
            </text:list-item>
          </text:list>
          <text:p text:style-name="P13"><text:span text:style-name="Strong_20_Emphasis">Tools to Use</text:span>:</text:p>
          <text:list text:continue-numbering="true">
            <text:list-item>
              <text:p text:style-name="P13"><text:soft-page-break/>Use monitoring tools like <text:span text:style-name="Strong_20_Emphasis">Nagios</text:span> or <text:span text:style-name="Strong_20_Emphasis">Zabbix</text:span> to detect and alert on failures in critical security systems.</text:p>
            </text:list-item>
          </text:list>
        </text:list-item>
      </text:list>
      <text:p text:style-name="Horizontal_20_Line"/>
      <text:h text:style-name="Heading_20_4" text:outline-level="4"><text:span text:style-name="Strong_20_Emphasis">9. Document and Enforce Policies and Procedures (10.9)</text:span></text:h>
      <text:list text:style-name="L9">
        <text:list-item>
          <text:p text:style-name="P14"><text:span text:style-name="Strong_20_Emphasis">Description</text:span>: All logging and monitoring procedures must be documented and enforced. This includes policies related to log retention, access control to logs, and procedures for log reviews.</text:p>
          <text:p text:style-name="P14"><text:span text:style-name="Strong_20_Emphasis">Action Steps</text:span>:</text:p>
          <text:list>
            <text:list-item>
              <text:p text:style-name="P15">Document logging procedures, including the retention and review of logs.</text:p>
            </text:list-item>
            <text:list-item>
              <text:p text:style-name="P14">Ensure employees are trained to follow these policies.</text:p>
            </text:list-item>
          </text:list>
          <text:p text:style-name="P14"><text:span text:style-name="Strong_20_Emphasis">Example</text:span>:</text:p>
          <text:list text:continue-numbering="true">
            <text:list-item>
              <text:p text:style-name="P14">Create a policy that specifies how often logs should be reviewed, who has access to logs, and how logs are stored and archived.</text:p>
            </text:list-item>
          </text:list>
          <text:p text:style-name="P14"><text:span text:style-name="Strong_20_Emphasis">Tools to Use</text:span>:</text:p>
          <text:list text:continue-numbering="true">
            <text:list-item>
              <text:p text:style-name="P14">Use <text:span text:style-name="Strong_20_Emphasis">document management systems</text:span> like <text:span text:style-name="Strong_20_Emphasis">Confluence</text:span> or <text:span text:style-name="Strong_20_Emphasis">SharePoint</text:span> to store and maintain logging policies and procedures.</text:p>
            </text:list-item>
          </text:list>
        </text:list-item>
      </text:list>
      <text:p text:style-name="Horizontal_20_Line"/>
      <text:h text:style-name="Heading_20_3" text:outline-level="3"><text:span text:style-name="Strong_20_Emphasis">Best Practices for Network Monitoring and Logging</text:span></text:h>
      <text:h text:style-name="Heading_20_4" text:outline-level="4"><text:span text:style-name="Strong_20_Emphasis">A. Centralize Logging</text:span></text:h>
      <text:list text:style-name="L10">
        <text:list-item>
          <text:p text:style-name="P16">Use centralized logging systems to collect and manage logs from multiple sources, ensuring that all events related to CHD and critical systems are tracked in one location.</text:p>
        </text:list-item>
      </text:list>
      <text:p text:style-name="P26"><text:span text:style-name="Strong_20_Emphasis">A</text:span><text:span text:style-name="Strong_20_Emphasis"><text:span text:style-name="T1">2</text:span></text:span><text:span text:style-name="Strong_20_Emphasis">. Implement Centralized Logging</text:span></text:p>
      <text:list text:style-name="L17">
        <text:list-item>
          <text:p text:style-name="P24"><text:span text:style-name="Strong_20_Emphasis">Description</text:span>: Use a centralized logging system to collect logs from all relevant systems and devices.</text:p>
          <text:p text:style-name="P24"><text:span text:style-name="Strong_20_Emphasis">Action Steps</text:span>:</text:p>
          <text:list>
            <text:list-item>
              <text:p text:style-name="P25">Deploy a SIEM solution to collect and correlate logs.</text:p>
            </text:list-item>
            <text:list-item>
              <text:p text:style-name="P24">Ensure all systems are configured to forward logs to the centralized system.</text:p>
            </text:list-item>
          </text:list>
          <text:p text:style-name="P24"><text:span text:style-name="Strong_20_Emphasis">Example</text:span>:</text:p>
          <text:list text:continue-numbering="true">
            <text:list-item>
              <text:p text:style-name="P24">All servers, network devices, and applications send their logs to a SIEM like <text:span text:style-name="Strong_20_Emphasis">Splunk</text:span> or <text:span text:style-name="Strong_20_Emphasis">LogRhythm</text:span> for centralized analysis.</text:p>
            </text:list-item>
          </text:list>
        </text:list-item>
      </text:list>
      <text:h text:style-name="Heading_20_4" text:outline-level="4"><text:span text:style-name="Strong_20_Emphasis">B. Automate Log Reviews</text:span></text:h>
      <text:list text:style-name="L11">
        <text:list-item>
          <text:p text:style-name="P17">Use SIEM tools to automate the review of logs and generate alerts for suspicious activities.</text:p>
        </text:list-item>
      </text:list>
      <text:h text:style-name="Heading_20_4" text:outline-level="4"><text:soft-page-break/><text:span text:style-name="Strong_20_Emphasis">B</text:span><text:span text:style-name="Strong_20_Emphasis"><text:span text:style-name="T1">2</text:span></text:span><text:span text:style-name="Strong_20_Emphasis">. Automate Log Monitoring</text:span></text:h>
      <text:list text:style-name="L18">
        <text:list-item>
          <text:p text:style-name="P27"><text:span text:style-name="Strong_20_Emphasis">Description</text:span>: Use automated tools to monitor logs and generate alerts for suspicious activities.</text:p>
          <text:p text:style-name="P27"><text:span text:style-name="Strong_20_Emphasis">Action Steps</text:span>:</text:p>
          <text:list>
            <text:list-item>
              <text:p text:style-name="P28">Configure alerts for specific events (e.g., multiple failed login attempts, access to sensitive data outside of business hours).</text:p>
            </text:list-item>
            <text:list-item>
              <text:p text:style-name="P27">Regularly update alerting rules based on emerging threats.</text:p>
            </text:list-item>
          </text:list>
          <text:p text:style-name="P27"><text:span text:style-name="Strong_20_Emphasis">Example</text:span>:</text:p>
          <text:list text:continue-numbering="true">
            <text:list-item>
              <text:p text:style-name="P27">The SIEM system sends an alert to the security team when an administrator account logs in outside of normal working hours.</text:p>
            </text:list-item>
          </text:list>
        </text:list-item>
      </text:list>
      <text:h text:style-name="Heading_20_4" text:outline-level="4"><text:span text:style-name="Strong_20_Emphasis">C. Implement File Integrity Monitoring (FIM)</text:span></text:h>
      <text:list text:style-name="L12">
        <text:list-item>
          <text:p text:style-name="P18">Ensure that logs are not tampered with by implementing FIM solutions, which monitor log files for unauthorized changes.</text:p>
        </text:list-item>
      </text:list>
      <text:h text:style-name="Heading_20_4" text:outline-level="4"><text:span text:style-name="Strong_20_Emphasis">C</text:span><text:span text:style-name="Strong_20_Emphasis"><text:span text:style-name="T1">2</text:span></text:span><text:span text:style-name="Strong_20_Emphasis">. Protect Log Integrity</text:span></text:h>
      <text:list text:style-name="L19">
        <text:list-item>
          <text:p text:style-name="P29"><text:span text:style-name="Strong_20_Emphasis">Description</text:span>: Ensure that logs are protected from tampering or unauthorized access.</text:p>
          <text:p text:style-name="P29"><text:span text:style-name="Strong_20_Emphasis">Action Steps</text:span>:</text:p>
          <text:list>
            <text:list-item>
              <text:p text:style-name="P30">Restrict permissions on log files and directories.</text:p>
            </text:list-item>
            <text:list-item>
              <text:p text:style-name="P29">Use encryption for log files in transit and at rest if necessary.</text:p>
            </text:list-item>
          </text:list>
          <text:p text:style-name="P29"><text:span text:style-name="Strong_20_Emphasis">Example</text:span>:</text:p>
          <text:list text:continue-numbering="true">
            <text:list-item>
              <text:p text:style-name="P29">Only the security team has access to the log server, and logs are transmitted over encrypted channels.</text:p>
            </text:list-item>
          </text:list>
        </text:list-item>
      </text:list>
      <text:h text:style-name="P1" text:outline-level="4"><text:span text:style-name="Strong_20_Emphasis">D. Synchronize Clocks</text:span></text:h>
      <text:list text:continue-numbering="true" text:style-name="L19">
        <text:list-item>
          <text:p text:style-name="P31">Synchronize the clocks of all systems to ensure accurate correlation of events across different systems.</text:p>
        </text:list-item>
      </text:list>
      <text:h text:style-name="Heading_20_4" text:outline-level="4"><text:span text:style-name="Strong_20_Emphasis">D</text:span><text:span text:style-name="Strong_20_Emphasis"><text:span text:style-name="T1">2</text:span></text:span><text:span text:style-name="Strong_20_Emphasis">. Regularly Test and Validate Logging Mechanisms</text:span></text:h>
      <text:list text:style-name="L20">
        <text:list-item>
          <text:p text:style-name="P32"><text:span text:style-name="Strong_20_Emphasis">Description</text:span>: Periodically test to ensure that logging mechanisms are functioning correctly and capturing all required data.</text:p>
          <text:p text:style-name="P32"><text:span text:style-name="Strong_20_Emphasis">Action Steps</text:span>:</text:p>
          <text:list>
            <text:list-item>
              <text:p text:style-name="P33">Perform regular audits of logging configurations.</text:p>
            </text:list-item>
            <text:list-item>
              <text:p text:style-name="P32">Simulate events to verify that they are logged and alerts are generated.</text:p>
            </text:list-item>
          </text:list>
          <text:p text:style-name="P32"><text:span text:style-name="Strong_20_Emphasis">Example</text:span>:</text:p>
          <text:list text:continue-numbering="true">
            <text:list-item>
              <text:p text:style-name="P32">Conduct a test by attempting unauthorized access to a system and verifying that the event is logged and an alert is triggered.</text:p>
            </text:list-item>
          </text:list>
        </text:list-item>
      </text:list>
      <text:h text:style-name="Heading_20_4" text:outline-level="4"><text:soft-page-break/><text:span text:style-name="Strong_20_Emphasis"/></text:h>
      <text:h text:style-name="Heading_20_4" text:outline-level="4"><text:span text:style-name="Strong_20_Emphasis">E. Retain Logs Securely</text:span></text:h>
      <text:list text:style-name="L14">
        <text:list-item>
          <text:p text:style-name="P19">Store logs in secure locations and ensure they are retained for at least one year, with three months of logs readily accessible.</text:p>
        </text:list-item>
      </text:list>
      <text:p text:style-name="Horizontal_20_Line"/>
      <text:h text:style-name="Heading_20_3" text:outline-level="3"><text:span text:style-name="Strong_20_Emphasis">Required Documentation for PCI-DSS Compliance</text:span></text:h>
      <text:list text:style-name="L15">
        <text:list-item>
          <text:p text:style-name="P20"><text:span text:style-name="Strong_20_Emphasis">Logging and Monitoring Policy</text:span>:</text:p>
          <text:list>
            <text:list-item>
              <text:p text:style-name="P21"><text:span text:style-name="Strong_20_Emphasis">Purpose</text:span>: Defines procedures for logging, reviewing, and retaining logs.</text:p>
            </text:list-item>
            <text:list-item>
              <text:p text:style-name="P21"><text:span text:style-name="Strong_20_Emphasis">Content</text:span>:</text:p>
              <text:list>
                <text:list-item>
                  <text:p text:style-name="P21">Processes for daily log review.</text:p>
                </text:list-item>
                <text:list-item>
                  <text:p text:style-name="P21">Roles and responsibilities for log monitoring.</text:p>
                </text:list-item>
                <text:list-item>
                  <text:p text:style-name="P21">Log retention policy (1 year retention, with 3 months accessible).</text:p>
                </text:list-item>
              </text:list>
            </text:list-item>
          </text:list>
        </text:list-item>
        <text:list-item>
          <text:p text:style-name="P20"><text:span text:style-name="Strong_20_Emphasis">File Integrity Monitoring (FIM) Procedures</text:span>:</text:p>
          <text:list>
            <text:list-item>
              <text:p text:style-name="P21"><text:span text:style-name="Strong_20_Emphasis">Purpose</text:span>: Defines how log files are monitored for unauthorized changes.</text:p>
            </text:list-item>
            <text:list-item>
              <text:p text:style-name="P21"><text:span text:style-name="Strong_20_Emphasis">Content</text:span>:</text:p>
              <text:list>
                <text:list-item>
                  <text:p text:style-name="P21">Steps for implementing FIM.</text:p>
                </text:list-item>
                <text:list-item>
                  <text:p text:style-name="P21">Procedures for investigating alerts generated by FIM tools.</text:p>
                </text:list-item>
              </text:list>
            </text:list-item>
          </text:list>
        </text:list-item>
        <text:list-item>
          <text:p text:style-name="P20"><text:span text:style-name="Strong_20_Emphasis">Incident Response Plan</text:span>:</text:p>
          <text:list>
            <text:list-item>
              <text:p text:style-name="P21"><text:span text:style-name="Strong_20_Emphasis">Purpose</text:span>: Outlines steps to take when suspicious activity is detected in logs.</text:p>
            </text:list-item>
            <text:list-item>
              <text:p text:style-name="P21"><text:span text:style-name="Strong_20_Emphasis">Content</text:span>:</text:p>
              <text:list>
                <text:list-item>
                  <text:p text:style-name="P21">Procedures for investigating log anomalies.</text:p>
                </text:list-item>
                <text:list-item>
                  <text:p text:style-name="P20">Steps for responding to security incidents.</text:p>
                </text:list-item>
              </text:list>
            </text:list-item>
          </text:list>
        </text:list-item>
      </text:list>
      <text:p text:style-name="Horizontal_20_Line"/>
      <text:h text:style-name="Heading_20_3" text:outline-level="3"><text:span text:style-name="Strong_20_Emphasis">Key Tools for Implementation</text:span></text:h>
      <text:list text:style-name="L16">
        <text:list-item>
          <text:p text:style-name="P22"><text:span text:style-name="Strong_20_Emphasis">SIEM Tools (Splunk, QRadar, LogRhythm)</text:span>:</text:p>
          <text:list>
            <text:list-item>
              <text:p text:style-name="P23">Automate log collection, review, and alerting for suspicious activities.</text:p>
            </text:list-item>
          </text:list>
        </text:list-item>
        <text:list-item>
          <text:p text:style-name="P22"><text:span text:style-name="Strong_20_Emphasis">File Integrity Monitoring Tools (Tripwire, OSSEC)</text:span>:</text:p>
          <text:list>
            <text:list-item>
              <text:p text:style-name="P23">Monitor logs for unauthorized changes and alert administrators.</text:p>
            </text:list-item>
          </text:list>
        </text:list-item>
        <text:list-item>
          <text:p text:style-name="P22"><text:span text:style-name="Strong_20_Emphasis">NTP for Time Synchronization</text:span>:</text:p>
          <text:list>
            <text:list-item>
              <text:p text:style-name="P23">Ensure all logs are timestamped accurately by synchronizing system clocks.</text:p>
            </text:list-item>
          </text:list>
        </text:list-item>
        <text:list-item>
          <text:p text:style-name="P22"><text:span text:style-name="Strong_20_Emphasis">Log Retention and Archival Tools</text:span>:</text:p>
          <text:list>
            <text:list-item>
              <text:p text:style-name="P22">Use tools like <text:span text:style-name="Strong_20_Emphasis">AWS S3</text:span>, <text:span text:style-name="Strong_20_Emphasis">Azure Blob Storage</text:span>, or <text:span text:style-name="Strong_20_Emphasis">on-premise archival solutions</text:span> to store and retain logs securely.</text:p>
            </text:list-item>
          </text:list>
        </text:list-item>
      </text:list>
      <text:p text:style-name="Horizontal_20_Line"/>
      <text:h text:style-name="Heading_20_3" text:outline-level="3"><text:span text:style-name="Strong_20_Emphasis">Conclusion</text:span></text:h>
      <text:p text:style-name="Text_20_body">Requirement 10 ensures that all actions related to CHD and network resources are monitored, logged, and reviewed frequently. By implementing centralized logging, using SIEM and FIM tools, <text:soft-page-break/>and documenting procedures, organizations can protect sensitive data, detect suspicious activity, and comply with PCI-DSS logging requiremen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3:49:51.725000000</meta:creation-date>
    <dc:date>2024-10-11T00:08:53.134000000</dc:date>
    <meta:editing-duration>PT19M</meta:editing-duration>
    <meta:editing-cycles>2</meta:editing-cycles>
    <meta:generator>LibreOffice/24.2.5.2$Windows_X86_64 LibreOffice_project/bffef4ea93e59bebbeaf7f431bb02b1a39ee8a59</meta:generator>
    <meta:document-statistic meta:table-count="0" meta:image-count="0" meta:object-count="0" meta:page-count="7" meta:paragraph-count="144" meta:word-count="1539" meta:character-count="9574" meta:non-whitespace-character-count="8297"/>
  </office:meta>
</office:document-meta>
</file>